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835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09" style:family="table-cell" style:parent-style-name="Default">
      <style:table-cell-properties fo:background-color="#fffbcc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131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5ce"/>
    </style:style>
    <style:style style:name="ce133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13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7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7200 1-C</text:p>
          </table:table-cell>
          <table:table-cell/>
          <table:table-cell table:style-name="ce113"/>
          <table:table-cell/>
          <table:table-cell office:value-type="string" calcext:value-type="string">
            <text:p>Adapt 71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8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19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8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0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3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2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1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table:style-name="ce104" office:value-type="string" calcext:value-type="string">
            <text:p>ED10</text:p>
          </table:table-cell>
          <table:table-cell table:style-name="ce111" office:value-type="float" office:value="1001" calcext:value-type="float">
            <text:p>1001</text:p>
          </table:table-cell>
          <table:table-cell/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125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7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2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2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95"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3"/>
        </table:table-row>
        <table:table-row table:style-name="ro1">
          <table:table-cell table:style-name="ce109"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3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???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3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3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3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eds new roof and 2cc</text:p>
          </table:table-cell>
          <table:table-cell table:style-name="ce111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2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2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2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7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7"/>
        </table:table-row>
      </table:table>
      <table:table table:name="cargos" table:style-name="ta1">
        <table:table-column table:style-name="co1" table:default-cell-style-name="Default"/>
        <table:table-row table:style-name="ro1">
          <table:table-cell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6" calcext:value-type="float">
            <text:p>1536</text:p>
          </table:table-cell>
          <table:table-cell table:style-name="ce102" table:number-columns-repeated="8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</text:p>
          </table:table-cell>
          <table:table-cell table:style-name="ce102"/>
          <table:table-cell table:style-name="ce45" office:value-type="float" office:value="1537" calcext:value-type="float">
            <text:p>1537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Wooden passenger car ?</text:p>
          </table:table-cell>
          <table:table-cell table:style-name="ce102"/>
          <table:table-cell table:style-name="ce45" office:value-type="float" office:value="1538" calcext:value-type="float">
            <text:p>1538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>
          <table:table-cell table:style-name="ce102" office:value-type="string" calcext:value-type="string">
            <text:p>Steel Passenger Coach</text:p>
          </table:table-cell>
          <table:table-cell table:style-name="ce102"/>
          <table:table-cell table:style-name="ce45" office:value-type="float" office:value="1539" calcext:value-type="float">
            <text:p>1539</text:p>
          </table:table-cell>
          <table:table-cell table:style-name="ce102" table:number-columns-repeated="7"/>
          <table:table-cell table:style-name="ce91"/>
          <table:table-cell table:number-columns-repeated="1013"/>
        </table:table-row>
        <table:table-row table:style-name="ro1" table:number-rows-repeated="5">
          <table:table-cell table:style-name="ce102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table:number-columns-repeated="1022"/>
        </table:table-row>
        <table:table-row table:style-name="ro1">
          <table:table-cell table:style-name="ce111" office:value-type="string" calcext:value-type="string">
            <text:p>10 series (passenger)</text:p>
          </table:table-cell>
          <table:table-cell office:value-type="string" calcext:value-type="string">
            <text:p>Express Coach</text:p>
          </table:table-cell>
          <table:table-cell table:number-columns-repeated="5"/>
          <table:table-cell office:value-type="float" office:value="1955" calcext:value-type="float">
            <text:p>1955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10 series (sleeper)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office:value-type="string" calcext:value-type="string">
            <text:p>blue, brown</text:p>
          </table:table-cell>
          <table:table-cell office:value-type="string" calcext:value-type="string">
            <text:p>diner</text:p>
          </table:table-cell>
          <table:table-cell/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table:number-columns-repeated="5"/>
          <table:table-cell office:value-type="float" office:value="1971" calcext:value-type="float">
            <text:p>1971</text:p>
          </table:table-cell>
          <table:table-cell table:number-columns-repeated="1016"/>
        </table:table-row>
        <table:table-row table:style-name="ro1">
          <table:table-cell table:style-name="ce111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E26 series</text:p>
          </table:table-cell>
          <table:table-cell office:value-type="string" calcext:value-type="string">
            <text:p>Sleeper Coach</text:p>
          </table:table-cell>
          <table:table-cell table:number-columns-repeated="2"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/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Wooden mail car</text:p>
          </table:table-cell>
          <table:table-cell table:style-name="ce102"/>
          <table:table-cell table:style-name="ce45" office:value-type="float" office:value="1666" calcext:value-type="float">
            <text:p>1666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2" office:value-type="string" calcext:value-type="string">
            <text:p>Steel mail car</text:p>
          </table:table-cell>
          <table:table-cell table:style-name="ce102"/>
          <table:table-cell table:style-name="ce45" office:value-type="float" office:value="1667" calcext:value-type="float">
            <text:p>1667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/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/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50 Express Van</text:p>
          </table:table-cell>
          <table:table-cell/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014"/>
        </table:table-row>
        <table:table-row table:style-name="ro1">
          <table:table-cell table:style-name="ce115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111"/>
          <table:table-cell table:number-columns-repeated="1023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31" office:value-type="string" calcext:value-type="string">
            <text:p>KUMU 80000 Piggyback wagon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table:style-name="ce98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98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98" office:value-type="string" calcext:value-type="string">
            <text:p>KOKI 500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98"/>
          <table:table-cell table:number-columns-repeated="1021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93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 Carrier (deprecated)</text:p>
          </table:table-cell>
          <table:table-cell/>
          <table:table-cell office:value-type="float" office:value="1401" calcext:value-type="float">
            <text:p>14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KI 71 Car Rack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 Car Transporter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KI Heavyweight Carri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32" office:value-type="string" calcext:value-type="string">
            <text:p>WA 1 Box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Ka 1 Livestock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1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RE 1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 2500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133" office:value-type="string" calcext:value-type="string">
            <text:p>Futuristic (old) Boxcar</text:p>
          </table:table-cell>
          <table:table-cell table:style-name="ce121"/>
          <table:table-cell table:style-name="ce121" office:value-type="float" office:value="1450" calcext:value-type="float">
            <text:p>14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 1 Tanker</text:p>
          </table:table-cell>
          <table:table-cell table:style-name="ce113"/>
          <table:table-cell table:style-name="ce102" office:value-type="float" office:value="1488" calcext:value-type="float">
            <text:p>1488</text:p>
          </table:table-cell>
          <table:table-cell table:style-name="ce102"/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 or dutch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SA 500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35000</text:p>
          </table:table-cell>
          <table:table-cell/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 44000 Tanker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KI 3000</text:p>
          </table:table-cell>
          <table:table-cell/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/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/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table:style-name="ce111" table:number-columns-repeated="1022"/>
        </table:table-row>
        <table:table-row table:style-name="ro1">
          <table:table-cell table:style-name="ce134" office:value-type="string" calcext:value-type="string">
            <text:p>Open Hopper (deprecated)</text:p>
          </table:table-cell>
          <table:table-cell table:style-name="ce121"/>
          <table:table-cell table:style-name="ce134" office:value-type="float" office:value="1411" calcext:value-type="float">
            <text:p>1411</text:p>
          </table:table-cell>
          <table:table-cell table:number-columns-repeated="1021"/>
        </table:table-row>
        <table:table-row table:style-name="ro1">
          <table:table-cell table:style-name="ce134"/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O 1</text:p>
          </table:table-cell>
          <table:table-cell table:style-name="ce113"/>
          <table:table-cell office:value-type="float" office:value="1460" calcext:value-type="float">
            <text:p>1460</text:p>
          </table:table-cell>
          <table:table-cell/>
          <table:table-cell table:style-name="ce110"/>
          <table:table-cell table:style-name="ce113" office:value-type="string" calcext:value-type="string">
            <text:p><text:span text:style-name="T3">use</text:span> okinawa?</text:p>
          </table:table-cell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9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OMU Hopper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MU Grain Hopper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Hopper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Grain Hopper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111" office:value-type="string" calcext:value-type="string">
            <text:p>TORA 43500 Metal Carrier</text:p>
          </table:table-cell>
          <table:table-cell/>
          <table:table-cell table:style-name="ce111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3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3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3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3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3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3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CHI 1</text:p>
          </table:table-cell>
          <table:table-cell table:style-name="ce113"/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19"/>
        </table:table-row>
        <table:table-row table:style-name="ro1">
          <table:table-cell table:style-name="ce102" office:value-type="string" calcext:value-type="string">
            <text:p>CHISA 100</text:p>
          </table:table-cell>
          <table:table-cell table:style-name="ce113"/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SA 1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KI Flatcar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7000</text:p>
          </table:table-cell>
          <table:table-cell/>
          <table:table-cell table:style-name="ce111"/>
          <table:table-cell table:number-columns-repeated="4"/>
          <table:table-cell office:value-type="float" office:value="1975" calcext:value-type="float">
            <text:p>1975</text:p>
          </table:table-cell>
          <table:table-cell office:value-type="string" calcext:value-type="string">
            <text:p>75 (100)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CHIKI 5000</text:p>
          </table:table-cell>
          <table:table-cell/>
          <table:table-cell table:style-name="ce111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1"/>
          <table:table-cell table:number-columns-repeated="1021"/>
        </table:table-row>
        <table:table-row table:style-name="ro1">
          <table:table-cell office:value-type="string" calcext:value-type="string">
            <text:p>SHIKI 550 Heavy Flatcar</text:p>
          </table:table-cell>
          <table:table-cell/>
          <table:table-cell table:style-name="ce111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600 Schnabel Car</text:p>
          </table:table-cell>
          <table:table-cell/>
          <table:table-cell table:style-name="ce135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5"/>
          <table:table-cell table:number-columns-repeated="1021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 table:style-name="ce110"/>
          <table:table-cell table:number-columns-repeated="1022"/>
        </table:table-row>
        <table:table-row table:style-name="ro1">
          <table:table-cell office:value-type="string" calcext:value-type="string">
            <text:p>Steel Coil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3"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2" office:value-type="string" calcext:value-type="string">
            <text:p>YO 30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1019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9:54:44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4-12T15:45:52.770000000</dc:date>
    <meta:editing-duration>P50DT2H31M27S</meta:editing-duration>
    <meta:editing-cycles>70</meta:editing-cycles>
    <meta:generator>LibreOffice/7.0.3.1$Windows_X86_64 LibreOffice_project/d7547858d014d4cf69878db179d326fc3483e082</meta:generator>
    <meta:document-statistic meta:table-count="4" meta:cell-count="1194" meta:object-count="0"/>
  </office:meta>
</office:document-meta>
</file>